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ela2" style:family="table">
      <style:table-properties style:width="15.863cm" fo:margin-left="0.065cm" fo:margin-right="0.069cm" table:align="margins" style:writing-mode="lr-tb"/>
    </style:style>
    <style:style style:name="Tabela2.A" style:family="table-column">
      <style:table-column-properties style:column-width="2.487cm" style:rel-column-width="10275*"/>
    </style:style>
    <style:style style:name="Tabela2.B" style:family="table-column">
      <style:table-column-properties style:column-width="2.17cm" style:rel-column-width="8963*"/>
    </style:style>
    <style:style style:name="Tabela2.C" style:family="table-column">
      <style:table-column-properties style:column-width="8.255cm" style:rel-column-width="34104*"/>
    </style:style>
    <style:style style:name="Tabela2.D" style:family="table-column">
      <style:table-column-properties style:column-width="2.951cm" style:rel-column-width="12193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middle" fo:background-color="#cccccc" fo:padding="0cm" fo:border-left="0.018cm solid #808080" fo:border-right="none" fo:border-top="0.018cm solid #808080" fo:border-bottom="0.018cm solid #808080" style:writing-mode="lr-tb">
        <style:background-image/>
      </style:table-cell-properties>
    </style:style>
    <style:style style:name="Tabela2.D1" style:family="table-cell">
      <style:table-cell-properties style:vertical-align="middle" fo:background-color="#cccccc" fo:padding="0cm" fo:border="0.018cm solid #808080" style:writing-mode="lr-tb">
        <style:background-image/>
      </style:table-cell-properties>
    </style:style>
    <style:style style:name="Tabela2.A2" style:family="table-cell" style:data-style-name="N37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2.B2" style:family="table-cell" style:data-style-name="N0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2.C2" style:family="table-cell">
      <style:table-cell-properties style:vertical-align="middle" fo:background-color="#f3f3f3" fo:padding="0cm" fo:border-left="0.018cm solid #808080" fo:border-right="none" fo:border-top="none" fo:border-bottom="0.018cm solid #808080" style:writing-mode="lr-tb">
        <style:background-image/>
      </style:table-cell-properties>
    </style:style>
    <style:style style:name="Tabela2.D2" style:family="table-cell">
      <style:table-cell-properties style:vertical-align="middle" fo:background-color="#f3f3f3" fo:padding="0cm" fo:border-left="0.018cm solid #808080" fo:border-right="0.018cm solid #808080" fo:border-top="none" fo:border-bottom="0.018cm solid #808080" style:writing-mode="lr-tb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P2" style:family="paragraph" style:parent-style-name="Standard">
      <style:paragraph-properties fo:margin-left="0.635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3" style:family="paragraph" style:parent-style-name="Standard">
      <style:paragraph-properties fo:margin-left="0.635cm" fo:margin-right="0cm" fo:text-align="end" style:justify-single-word="false" fo:text-indent="0cm" style:auto-text-indent="false"/>
      <style:text-properties style:font-name="Tahoma1" fo:font-size="14pt" fo:language="pt" fo:country="BR" fo:font-weight="bold" style:font-size-asian="14pt" style:font-weight-asian="bold" style:font-name-complex="Arial" style:font-size-complex="14pt" style:font-weight-complex="bold"/>
    </style:style>
    <style:style style:name="P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2pt" fo:font-weight="normal" style:font-size-asian="12pt" style:font-weight-asian="normal" style:font-name-complex="Arial" style:font-size-complex="12pt" style:font-weight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6" style:family="paragraph" style:parent-style-name="Text_20_body">
      <style:paragraph-properties fo:margin-left="0cm" fo:margin-right="0cm" fo:margin-top="0.494cm" fo:margin-bottom="0.494cm" fo:text-indent="0cm" style:auto-text-indent="false"/>
      <style:text-properties fo:color="#000000" style:font-name="Tahoma2" fo:font-size="10pt" style:text-underline-style="solid" style:text-underline-width="auto" style:text-underline-color="font-color"/>
    </style:style>
    <style:style style:name="P7" style:family="paragraph" style:parent-style-name="Text_20_body">
      <style:paragraph-properties fo:margin-left="0cm" fo:margin-right="0cm" fo:margin-top="0.494cm" fo:margin-bottom="0.494cm" fo:text-align="justify" style:justify-single-word="false" fo:text-indent="0cm" style:auto-text-indent="false"/>
      <style:text-properties fo:color="#000000" style:font-name="Tahoma2" fo:font-size="10pt" style:text-underline-style="solid" style:text-underline-width="auto" style:text-underline-color="font-color"/>
    </style:style>
    <style:style style:name="P8" style:family="paragraph" style:parent-style-name="Text_20_body">
      <style:paragraph-properties fo:margin-left="0cm" fo:margin-right="0cm" fo:margin-top="0.494cm" fo:margin-bottom="0.494cm" fo:text-indent="0cm" style:auto-text-indent="false"/>
      <style:text-properties fo:color="#000000" style:font-name="Tahoma2" fo:font-size="10pt" fo:language="pt" fo:country="BR" style:text-underline-style="solid" style:text-underline-width="auto" style:text-underline-color="font-color" style:font-name-complex="Arial"/>
    </style:style>
    <style:style style:name="P9" style:family="paragraph" style:parent-style-name="Text_20_body">
      <style:paragraph-properties fo:margin-left="0cm" fo:margin-right="0cm" fo:margin-top="0.494cm" fo:margin-bottom="0.494cm" fo:text-align="justify" style:justify-single-word="false" fo:text-indent="0cm" style:auto-text-indent="false"/>
      <style:text-properties fo:color="#000000" style:text-underline-style="solid" style:text-underline-width="auto" style:text-underline-color="font-color"/>
    </style:style>
    <style:style style:name="P10" style:family="paragraph" style:parent-style-name="Standard">
      <style:paragraph-properties fo:text-align="end" style:justify-single-word="false"/>
      <style:text-properties style:font-name="Tahoma1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 fo:orphans="0" fo:widows="0" style:snap-to-layout-grid="false"/>
      <style:text-properties style:font-name="Tahoma1" fo:font-size="10pt" fo:font-weight="bold" style:font-size-asian="10pt" style:font-weight-asian="bold" style:font-name-complex="Arial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ahoma1" fo:font-size="10pt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-0.026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margin-left="0.053cm" fo:margin-right="0cm" fo:text-align="center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15" style:family="paragraph" style:parent-style-name="Standard">
      <style:paragraph-properties fo:margin-left="0.026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16" style:family="paragraph" style:parent-style-name="Standard">
      <style:paragraph-properties fo:margin-left="0.106cm" fo:margin-right="0cm" fo:text-align="justify" style:justify-single-word="false" fo:orphans="0" fo:widows="0" fo:text-indent="0cm" style:auto-text-indent="false" style:snap-to-layout-grid="false"/>
      <style:text-properties style:font-name="Tahoma1" fo:font-size="10pt" fo:language="es" fo:country="ES" fo:font-weight="normal" style:font-size-asian="10pt" style:font-weight-asian="normal" style:font-name-complex="Arial" style:font-size-complex="10pt" style:font-weight-complex="normal"/>
    </style:style>
    <style:style style:name="P17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18" style:family="paragraph" style:parent-style-name="Text_20_body">
      <style:paragraph-properties fo:line-height="115%"/>
    </style:style>
    <style:style style:name="P19" style:family="paragraph" style:parent-style-name="Text_20_body">
      <style:text-properties fo:color="#000000" style:font-name="Tahoma2" fo:font-size="10pt"/>
    </style:style>
    <style:style style:name="P20" style:family="paragraph" style:parent-style-name="Text_20_body">
      <style:paragraph-properties fo:margin-left="0cm" fo:margin-right="0cm" fo:margin-top="0.494cm" fo:margin-bottom="0.494cm" fo:text-indent="1.199cm" style:auto-text-indent="false"/>
      <style:text-properties fo:color="#000000" style:font-name="Tahoma2" fo:font-size="10pt"/>
    </style:style>
    <style:style style:name="P21" style:family="paragraph" style:parent-style-name="Text_20_body">
      <style:paragraph-properties fo:margin-left="0cm" fo:margin-right="0cm" fo:margin-top="0.194cm" fo:margin-bottom="0.194cm" fo:text-indent="1.199cm" style:auto-text-indent="false"/>
      <style:text-properties fo:color="#000000" style:font-name="Tahoma2" fo:font-size="10pt"/>
    </style:style>
    <style:style style:name="P22" style:family="paragraph" style:parent-style-name="Text_20_body">
      <style:paragraph-properties fo:margin-left="0cm" fo:margin-right="0cm" fo:margin-top="0.194cm" fo:margin-bottom="0.194cm" fo:text-align="justify" style:justify-single-word="false" fo:text-indent="1.199cm" style:auto-text-indent="false"/>
      <style:text-properties fo:color="#000000" style:font-name="Tahoma2" fo:font-size="10pt"/>
    </style:style>
    <style:style style:name="P23" style:family="paragraph" style:parent-style-name="Text_20_body">
      <style:paragraph-properties fo:margin-left="1.834cm" fo:margin-right="0cm" fo:margin-top="0cm" fo:margin-bottom="0cm" fo:text-indent="1.199cm" style:auto-text-indent="false"/>
    </style:style>
    <style:style style:name="P24" style:family="paragraph" style:parent-style-name="Text_20_body">
      <style:paragraph-properties fo:margin-left="1.834cm" fo:margin-right="0cm" fo:margin-top="0cm" fo:margin-bottom="0cm" fo:text-align="justify" style:justify-single-word="false" fo:text-indent="1.199cm" style:auto-text-indent="false"/>
    </style:style>
    <style:style style:name="P25" style:family="paragraph" style:parent-style-name="Text_20_body">
      <style:paragraph-properties fo:margin-left="1.27cm" fo:margin-right="0cm" fo:margin-top="0.494cm" fo:margin-bottom="0.494cm" fo:text-align="justify" style:justify-single-word="false" fo:text-indent="1.199cm" style:auto-text-indent="false"/>
      <style:text-properties fo:color="#000000"/>
    </style:style>
    <style:style style:name="P26" style:family="paragraph" style:parent-style-name="Text_20_body">
      <style:paragraph-properties fo:margin-left="1.27cm" fo:margin-right="0cm" fo:margin-top="0.494cm" fo:margin-bottom="0.494cm" fo:text-align="justify" style:justify-single-word="false" fo:text-indent="1.199cm" style:auto-text-indent="false"/>
      <style:text-properties fo:color="#000000" style:font-name="Tahoma2" fo:font-size="10pt"/>
    </style:style>
    <style:style style:name="P27" style:family="paragraph" style:parent-style-name="Text_20_body">
      <style:paragraph-properties fo:margin-left="1.27cm" fo:margin-right="0cm" fo:margin-top="0cm" fo:margin-bottom="0cm" fo:text-align="justify" style:justify-single-word="false" fo:text-indent="1.199cm" style:auto-text-indent="false"/>
      <style:text-properties fo:color="#000000"/>
    </style:style>
    <style:style style:name="P28" style:family="paragraph" style:parent-style-name="Text_20_body">
      <style:paragraph-properties fo:margin-left="1.905cm" fo:margin-right="0cm" fo:margin-top="0cm" fo:margin-bottom="0cm" fo:text-align="justify" style:justify-single-word="false" fo:text-indent="1.199cm" style:auto-text-indent="false"/>
    </style:style>
    <style:style style:name="P29" style:family="paragraph" style:parent-style-name="Text_20_body">
      <style:paragraph-properties fo:margin-left="0cm" fo:margin-right="0cm" fo:margin-top="0.494cm" fo:margin-bottom="0.494cm" fo:text-align="justify" style:justify-single-word="false" fo:text-indent="1.251cm" style:auto-text-indent="false"/>
      <style:text-properties fo:color="#000000" style:font-name="Tahoma2" fo:font-size="10pt"/>
    </style:style>
    <style:style style:name="P30" style:family="paragraph" style:parent-style-name="Text_20_body">
      <style:paragraph-properties fo:margin-left="0cm" fo:margin-right="0cm" fo:margin-top="0.494cm" fo:margin-bottom="0.494cm" fo:text-align="justify" style:justify-single-word="false" fo:text-indent="1.251cm" style:auto-text-indent="false"/>
      <style:text-properties fo:color="#000000"/>
    </style:style>
    <style:style style:name="P31" style:family="paragraph" style:parent-style-name="Text_20_body" style:list-style-name="L1">
      <style:paragraph-properties fo:margin-left="1.905cm" fo:margin-right="0cm" fo:margin-top="0cm" fo:margin-bottom="0cm" fo:text-align="justify" style:justify-single-word="false" fo:text-indent="1.199cm" style:auto-text-indent="false"/>
      <style:text-properties fo:color="#000000" style:font-name="Tahoma2" fo:font-size="10pt"/>
    </style:style>
    <style:style style:name="P32" style:family="paragraph" style:parent-style-name="Text_20_body" style:list-style-name="L1">
      <style:paragraph-properties fo:margin-left="0cm" fo:margin-right="0cm" fo:margin-top="0.494cm" fo:margin-bottom="0.494cm" fo:text-align="justify" style:justify-single-word="false" fo:text-indent="0cm" style:auto-text-indent="false"/>
      <style:text-properties fo:color="#000000" style:font-name="Tahoma2" fo:font-size="10pt" style:text-underline-style="solid" style:text-underline-width="auto" style:text-underline-color="font-color"/>
    </style:style>
    <style:style style:name="P33" style:family="paragraph" style:parent-style-name="Standard" style:master-page-name="First_20_Page">
      <style:paragraph-properties fo:text-align="end" style:justify-single-word="false" style:page-number="auto"/>
      <style:text-properties style:font-name="Tahoma1" fo:font-size="14pt" fo:font-weight="bold" style:font-size-asian="14pt" style:font-weight-asian="bold" style:font-size-complex="14pt" style:font-weight-complex="bold"/>
    </style:style>
    <style:style style:name="P34" style:family="paragraph" style:parent-style-name="Heading_20_1">
      <style:text-properties fo:language="pt" fo:country="BR"/>
    </style:style>
    <style:style style:name="T1" style:family="text">
      <style:text-properties fo:font-size="10pt" style:font-size-asian="10pt"/>
    </style:style>
    <style:style style:name="T2" style:family="text">
      <style:text-properties fo:color="#000000" style:font-name="Tahoma2" fo:font-size="10pt"/>
    </style:style>
    <style:style style:name="T3" style:family="text">
      <style:text-properties style:font-name="Tahoma2" fo:font-size="10pt"/>
    </style:style>
    <style:style style:name="T4" style:family="text">
      <style:text-properties fo:font-variant="normal" fo:text-transform="none" fo:color="#000000" style:font-name="Tahoma2" fo:font-size="10pt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/>
      <text:p text:style-name="P10">Food Delivery Web</text:p>
      <text:p text:style-name="P3">Caso de Uso</text:p>
      <text:p text:style-name="P5"/>
      <text:p text:style-name="P4">Histórico de Revisões</text:p>
      <text:p text:style-name="P12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row table:style-name="Tabela2.1">
          <table:table-cell table:style-name="Tabela2.A1" office:value-type="string">
            <text:p text:style-name="P11">Data</text:p>
          </table:table-cell>
          <table:table-cell table:style-name="Tabela2.A1" office:value-type="string">
            <text:p text:style-name="P11">Versão</text:p>
          </table:table-cell>
          <table:table-cell table:style-name="Tabela2.A1" office:value-type="string">
            <text:p text:style-name="P11">Descrição</text:p>
          </table:table-cell>
          <table:table-cell table:style-name="Tabela2.D1" office:value-type="string">
            <text:p text:style-name="P11">Autor</text:p>
          </table:table-cell>
        </table:table-row>
        <table:table-row table:style-name="Tabela2.1">
          <table:table-cell table:style-name="Tabela2.A2" office:value-type="date" office:date-value="209-10-14">
            <text:p text:style-name="P13">14/10/09</text:p>
          </table:table-cell>
          <table:table-cell table:style-name="Tabela2.B2" office:value-type="float" office:value="1">
            <text:p text:style-name="P14">1</text:p>
          </table:table-cell>
          <table:table-cell table:style-name="Tabela2.C2" office:value-type="string">
            <text:p text:style-name="P15">Primeira versão do caso de uso Exibir Estabelecimento</text:p>
          </table:table-cell>
          <table:table-cell table:style-name="Tabela2.D2" office:value-type="string">
            <text:p text:style-name="P16">Thaiz Cabral</text:p>
          </table:table-cell>
        </table:table-row>
        <table:table-row table:style-name="Tabela2.1">
          <table:table-cell table:style-name="Tabela2.C2" office:value-type="string">
            <text:p text:style-name="P2"/>
          </table:table-cell>
          <table:table-cell table:style-name="Tabela2.C2" office:value-type="string">
            <text:p text:style-name="P2"/>
          </table:table-cell>
          <table:table-cell table:style-name="Tabela2.C2" office:value-type="string">
            <text:p text:style-name="P2"/>
          </table:table-cell>
          <table:table-cell table:style-name="Tabela2.D2" office:value-type="string">
            <text:p text:style-name="P2"/>
          </table:table-cell>
        </table:table-row>
      </table:table>
      <text:p text:style-name="P17">Exibir Estabelecimento</text:p>
      <text:h text:style-name="P34" text:outline-level="1">Breve Descrição</text:h>
      <text:p text:style-name="P18"><text:span text:style-name="T2">Este caso de uso permite exibição da lista de Estabelecimentos cadastrados no Food Delivery Web.</text:span> </text:p>
      <text:h text:style-name="P34" text:outline-level="1">Referências </text:h>
      <text:p text:style-name="P20">Não há</text:p>
      <text:h text:style-name="P34" text:outline-level="1">Atores</text:h>
      <text:p text:style-name="P20">Cliente </text:p>
      <text:h text:style-name="P34" text:outline-level="1">Pré-condições</text:h>
      <text:p text:style-name="P19">Não há</text:p>
      <text:h text:style-name="P34" text:outline-level="1">Fluxos de Eventos</text:h>
      <text:h text:style-name="Heading_20_2" text:outline-level="2">Fluxo Básico</text:h>
      <text:p text:style-name="P19">Este caso de uso começa quando o ator seleciona a opção Restaurantes no menu:</text:p>
      <text:p text:style-name="P22">1. O sistema apresenta a lista dos estabelecimentos cadastrados com a opção de visualizar detalhes e também as opções Buscar por CEP e Buscar por Nome;</text:p>
      <text:p text:style-name="P21">2. O caso de uso se encerra.</text:p>
      <text:h text:style-name="Heading_20_2" text:outline-level="2">Fluxos Alternativos</text:h>
      <text:p text:style-name="P8">A1 – Busca por CEP</text:p>
      <text:p text:style-name="P20">No passo 1 do fluxo básico:</text:p>
      <text:p text:style-name="P23"><text:span text:style-name="T2">1.</text:span><text:span text:style-name="T4"> </text:span><text:span text:style-name="T2">O ator informa o CEP na caixa de pesquisa;</text:span></text:p>
      <text:p text:style-name="P23"><text:span text:style-name="T2">2.</text:span><text:span text:style-name="T4"> </text:span><text:span text:style-name="T2">O ator clica em Buscar Restaurantes;</text:span></text:p>
      <text:p text:style-name="P23"><text:soft-page-break/><text:span text:style-name="T2">3.</text:span><text:span text:style-name="T4"> </text:span><text:span text:style-name="T2">O sistema exibe a lista de restaurantes correspondentes ao CEP digitado ordenados em ordem alfabética;</text:span></text:p>
      <text:p text:style-name="P23"><text:span text:style-name="T2">4.</text:span><text:span text:style-name="T4"> </text:span><text:span text:style-name="T2">O ator seleciona um restaurante na listagem e clica em Ver detalhes;</text:span></text:p>
      <text:p text:style-name="P24"><text:span text:style-name="T2">5.</text:span><text:span text:style-name="T4"> </text:span><text:span text:style-name="T2">O sistema exibe tela contendo os detalhes do estabelecimento: Nome completo, Endereço, Slogan, tempo de entrega, custo de entrega, formas de pagamento aceitas, dias de funcionamento e horário de abertura;</text:span></text:p>
      <text:p text:style-name="P24"><text:span text:style-name="T2">6.</text:span><text:span text:style-name="T4"> </text:span><text:span text:style-name="T2">O ator clica em Retornar para Busca;</text:span></text:p>
      <text:p text:style-name="P24"><text:span text:style-name="T2">7.</text:span><text:span text:style-name="T4"> </text:span><text:span text:style-name="T2">O sistema retorna ao passo 3 do fluxo alternativo.</text:span></text:p>
      <text:p text:style-name="P7">A2 – CEP não traz resultados</text:p>
      <text:p text:style-name="P29">Se no passo 2 do fluxo alternativo A1 o sistema não encontrar nenhum estabelecimento relacionado ao CEP, então:</text:p>
      <text:p text:style-name="P28"><text:span text:style-name="T2">1.</text:span><text:span text:style-name="T4"> </text:span><text:span text:style-name="T2">O sistema exibe a mensagem “Não foram encontrados resultados para a busca. Clique em OK para prosseguir”;</text:span></text:p>
      <text:p text:style-name="P28"><text:span text:style-name="T2">2.</text:span><text:span text:style-name="T4"> </text:span><text:span text:style-name="T2">O ator clica em OK;</text:span></text:p>
      <text:list xml:id="list41117624" text:style-name="L1">
        <text:list-item>
          <text:list>
            <text:list-item>
              <text:list>
                <text:list-item>
                  <text:p text:style-name="P31">O sistema retorna para o passo 1 do fluxo alternativo.</text:p>
                  <text:p text:style-name="P32">A3 – CEP Inexistente</text:p>
                </text:list-item>
              </text:list>
            </text:list-item>
          </text:list>
        </text:list-item>
      </text:list>
      <text:p text:style-name="P26">Se no passo 2 do fluxo alternativo A1 o CEP digitado for inexistente,então:</text:p>
      <text:p text:style-name="P28"><text:span text:style-name="T2">1.</text:span><text:span text:style-name="T4"> </text:span><text:span text:style-name="T2">O sistema exibe a mensagem “O CEP informado não existe. Clique em OK para prosseguir”;</text:span></text:p>
      <text:p text:style-name="P28"><text:span text:style-name="T2">2.</text:span><text:span text:style-name="T4"> </text:span><text:span text:style-name="T2">O ator clica em OK;</text:span></text:p>
      <text:p text:style-name="P28"><text:span text:style-name="T2">3.</text:span><text:span text:style-name="T4"> </text:span><text:span text:style-name="T2">O sistema retorna para o passo 1 do fluxo alternativo.</text:span></text:p>
      <text:p text:style-name="P6">A4 – Busca por Nome</text:p>
      <text:p text:style-name="P25"> <text:span text:style-name="T3">No passo 1 do fluxo básico:</text:span></text:p>
      <text:p text:style-name="P28"><text:span text:style-name="T2">1.</text:span><text:span text:style-name="T4"> </text:span><text:span text:style-name="T2">O ator digita parte do nome do estabelecimento;</text:span></text:p>
      <text:p text:style-name="P28"><text:span text:style-name="T2">2.</text:span><text:span text:style-name="T4"> </text:span><text:span text:style-name="T2">O ator clica em Buscar Restaurantes;</text:span></text:p>
      <text:p text:style-name="P28"><text:span text:style-name="T2">3.</text:span><text:span text:style-name="T4"> </text:span><text:span text:style-name="T2">O sistema exibe a lista de restaurantes correspondentes ao valor digitado ordenados em ordem alfabética;</text:span></text:p>
      <text:p text:style-name="P28"><text:span text:style-name="T2">4.</text:span><text:span text:style-name="T4"> </text:span><text:span text:style-name="T2">O ator seleciona um restaurante na listagem e clica em Ver detalhes;</text:span></text:p>
      <text:p text:style-name="P28"><text:span text:style-name="T2">5.</text:span><text:span text:style-name="T4"> </text:span><text:span text:style-name="T2">O sistema exibe tela contendo os detalhes do estabelecimento: Nome completo, Endereço, Slogan, tempo de entrega, custo de entrega, formas de pagamento aceitas, dias de funcionamento e horário de abertura;</text:span></text:p>
      <text:p text:style-name="P28"><text:span text:style-name="T2">6.</text:span><text:span text:style-name="T4"> </text:span><text:span text:style-name="T2">O ator clica em Retornar para Busca;</text:span></text:p>
      <text:p text:style-name="P28"><text:span text:style-name="T2">7.</text:span><text:span text:style-name="T4"> </text:span><text:span text:style-name="T2">O sistema retorna ao passo 3 do fluxo alternativo.</text:span></text:p>
      <text:p text:style-name="P9">A5 – Nome não traz resultados</text:p>
      <text:p text:style-name="P30"><text:span text:style-name="T3">Se no passo 2 do fluxo alternativo A4 o sistema não encontrar nenhum resultado correspondente, então:</text:span> </text:p>
      <text:p text:style-name="P24"><text:span text:style-name="T2">1.</text:span><text:span text:style-name="T4"> </text:span><text:span text:style-name="T2">O sistema exibe a mensagem “Não foram encontrados resultados para a busca. Clique em OK para prosseguir”;</text:span></text:p>
      <text:p text:style-name="P24"><text:span text:style-name="T2">2.</text:span><text:span text:style-name="T4"> </text:span><text:span text:style-name="T2">O ator clica em OK;</text:span></text:p>
      <text:p text:style-name="P24"><text:span text:style-name="T2">3.</text:span><text:span text:style-name="T4"> </text:span><text:span text:style-name="T2">O sistema retorna para o passo 1 do fluxo alternativo.</text:span></text:p>
      <text:p text:style-name="P27"> </text:p>
      <text:h text:style-name="P34" text:outline-level="1"><text:soft-page-break/>Pontos de Extensão</text:h>
      <text:p text:style-name="Text_20_body">Não há</text:p>
      <text:h text:style-name="P34" text:outline-level="1">Casos de Uso Incluídos</text:h>
      <text:h text:style-name="P34" text:outline-level="1">Pós-Condições</text:h>
      <text:h text:style-name="P34" text:outline-level="1">Outros Diagramas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4" svg:font-family="Tahoma"/>
    <style:font-face style:name="Tahoma2" svg:font-family="Tahoma, sans-serif"/>
    <style:font-face style:name="Courier New" svg:font-family="'Courier New'" style:font-family-generic="modern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Norm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egrito" style:font-family-generic="swiss" style:font-pitch="variable"/>
    <style:font-face style:name="Arial Unicode MS" svg:font-family="'Arial Unicode MS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3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.499cm" fo:margin-bottom="0.499cm" fo:line-height="100%" fo:text-indent="1.199cm" style:auto-text-indent="false"/>
      <style:text-properties style:font-name="Tahoma" fo:font-size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4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4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499cm" fo:margin-bottom="0.499cm" fo:text-indent="0.499cm" style:auto-text-indent="false" fo:keep-with-next="always"/>
      <style:text-properties style:font-name="Verdana" fo:font-size="12pt" fo:language="en" fo:country="US" fo:font-weight="bold" style:font-size-asian="15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.499cm" fo:margin-right="0cm" fo:margin-top="0.499cm" fo:margin-bottom="0.499cm" fo:text-indent="0.499cm" style:auto-text-indent="false" style:page-number="auto" fo:keep-with-next="always"/>
      <style:text-properties style:font-name="Verdana" fo:font-size="11pt" fo:font-weight="bold" style:font-size-asian="14pt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94cm" fo:margin-bottom="0.494cm"/>
      <style:text-properties style:font-name="Verdana1" fo:language="en" fo:country="US" fo:font-weight="bold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style:font-size-asian="18pt" style:font-name-complex="Tahoma1"/>
    </style:style>
    <style:style style:name="Heading_20_5" style:display-name="Heading 5" style:family="paragraph" style:parent-style-name="Standard" style:next-style-name="Standard" style:class="text">
      <style:paragraph-properties fo:text-align="center" style:justify-single-word="false" fo:keep-with-next="always"/>
      <style:text-properties fo:color="#008000" style:font-name="Tahoma1" fo:font-size="18pt" fo:font-weight="bold" style:font-size-asian="18pt" style:font-weight-asian="bold" style:font-name-complex="Tahoma1" style:font-weight-complex="bold"/>
    </style:style>
    <style:style style:name="Heading_20_6" style:display-name="Heading 6" style:family="paragraph" style:parent-style-name="Standard" style:next-style-name="Standard" style:list-style-name="WW8Num5" style:class="text">
      <style:paragraph-properties fo:margin-left="2.032cm" fo:margin-right="0cm" fo:text-align="center" style:justify-single-word="false" fo:text-indent="-2.032cm" style:auto-text-indent="false" fo:keep-with-next="always">
        <style:tab-stops>
          <style:tab-stop style:position="2.032cm"/>
        </style:tab-stops>
      </style:paragraph-properties>
      <style:text-properties style:font-name="Verdana1" fo:font-size="9pt" fo:language="en" fo:country="US" fo:font-weight="bold" style:font-size-asian="9pt" style:font-weight-asian="bold"/>
    </style:style>
    <style:style style:name="Heading_20_7" style:display-name="Heading 7" style:family="paragraph" style:parent-style-name="Standard" style:next-style-name="Standard" style:list-style-name="WW8Num5" style:class="text">
      <style:paragraph-properties fo:margin-left="2.286cm" fo:margin-right="0cm" fo:margin-top="0.423cm" fo:margin-bottom="0.106cm" fo:text-indent="-2.286cm" style:auto-text-indent="false">
        <style:tab-stops>
          <style:tab-stop style:position="2.286cm"/>
        </style:tab-stops>
      </style:paragraph-properties>
      <style:text-properties fo:language="en" fo:country="US"/>
    </style:style>
    <style:style style:name="Heading_20_8" style:display-name="Heading 8" style:family="paragraph" style:parent-style-name="Standard" style:next-style-name="Standard" style:list-style-name="WW8Num5" style:class="text">
      <style:paragraph-properties fo:margin-left="2.54cm" fo:margin-right="0cm" fo:margin-top="0.423cm" fo:margin-bottom="0.106cm" fo:text-indent="-2.54cm" style:auto-text-indent="false">
        <style:tab-stops>
          <style:tab-stop style:position="2.54cm"/>
        </style:tab-stops>
      </style:paragraph-properties>
      <style:text-properties fo:language="en" fo:country="US"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list-style-name="WW8Num5" style:class="text">
      <style:paragraph-properties fo:margin-left="2.794cm" fo:margin-right="0cm" fo:margin-top="0.423cm" fo:margin-bottom="0.106cm" fo:text-indent="-2.794cm" style:auto-text-indent="false">
        <style:tab-stops>
          <style:tab-stop style:position="2.794cm"/>
        </style:tab-stops>
      </style:paragraph-properties>
      <style:text-properties style:font-name="Arial" fo:font-size="11pt" fo:language="en" fo:country="US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Contents_20_1" style:display-name="Contents 1" style:family="paragraph" style:parent-style-name="Standard" style:next-style-name="Standard" style:class="index">
      <style:text-properties style:font-name="Verdana1" fo:font-size="11pt" style:font-size-asian="11pt" style:font-size-complex="10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text-indent="0cm" style:auto-text-indent="false"/>
      <style:text-properties style:font-name="Verdana1" fo:font-size="11pt" style:font-size-asian="11pt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Verdana1" fo:font-size="11pt" style:font-size-asian="11pt" style:font-size-complex="10pt"/>
    </style:style>
    <style:style style:name="A_20_BLOCK_20_PARA" style:display-name="A BLOCK PARA" style:family="paragraph" style:parent-style-name="Standard">
      <style:text-properties style:font-name="Book Antiqua" fo:font-size="11pt" style:font-size-asian="11pt" style:font-size-complex="10pt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infoblue" style:family="paragraph" style:parent-style-name="Standard" style:next-style-name="Standard">
      <style:text-properties fo:color="#0000ff" style:font-name="Verdana1" fo:font-size="11pt" fo:font-style="italic" style:font-size-asian="11pt" style:font-style-asian="italic"/>
    </style:style>
    <style:style style:name="Blockquote" style:family="paragraph" style:parent-style-name="Standard">
      <style:paragraph-properties fo:margin-left="0.635cm" fo:margin-right="0.635cm" fo:margin-top="0.176cm" fo:margin-bottom="0.176cm" fo:orphans="0" fo:widows="0" fo:text-indent="0cm" style:auto-text-indent="false"/>
      <style:text-properties style:font-size-complex="10pt"/>
    </style:style>
    <style:style style:name="Text_20_body_20_indent" style:display-name="Text body indent" style:family="paragraph" style:parent-style-name="Standard" style:class="text">
      <style:paragraph-properties fo:margin-left="0.762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2" style:display-name="Recuo de corpo de texto 2" style:family="paragraph" style:parent-style-name="Standard">
      <style:paragraph-properties fo:margin-left="0.762cm" fo:margin-right="0cm" fo:text-indent="0cm" style:auto-text-indent="false"/>
      <style:text-properties fo:color="#0000ff" style:font-name="Verdana1" fo:font-size="11pt" fo:font-style="italic" style:font-size-asian="11pt" style:font-style-asian="italic" text:display="none"/>
    </style:style>
    <style:style style:name="Recuo_20_de_20_corpo_20_de_20_texto_20_3" style:display-name="Recuo de corpo de texto 3" style:family="paragraph" style:parent-style-name="Standard">
      <style:paragraph-properties fo:margin-left="1.016cm" fo:margin-right="0cm" fo:text-align="justify" style:justify-single-word="false" fo:text-indent="0cm" style:auto-text-indent="false"/>
      <style:text-properties fo:color="#0000ff" style:font-name="Verdana1" fo:font-size="11pt" fo:font-style="italic" style:font-size-asian="11pt" style:font-style-asian="italic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style:font-size-complex="10pt"/>
    </style:style>
    <style:style style:name="Estilo_20_Título_20_1_20__2b__20_Arial_20_11_20_pt_20_Antes_3a__20__20_3_20_pt_20_Depois_20_de_3a__20__20_12_20_pt" style:display-name="Estilo Título 1 + Arial 11 pt Antes:  3 pt Depois de:  12 pt" style:family="paragraph" style:parent-style-name="Heading_20_1" style:default-outline-level="" style:list-style-name="">
      <style:paragraph-properties fo:margin-top="0.106cm" fo:margin-bottom="0.423cm"/>
      <style:text-properties style:font-name="Arial" fo:font-size="11pt" style:font-size-asian="11pt" style:font-size-complex="10pt"/>
    </style:style>
    <style:style style:name="Normal" style:family="paragraph" style:next-style-name="Standard" style:list-style-name="WW8Num39">
      <style:paragraph-properties fo:orphans="2" fo:widows="2"/>
      <style:text-properties style:use-window-font-color="true" style:font-name="Times New Roman" fo:font-size="12pt" fo:language="pt" fo:country="BR" style:font-name-asian="Arial" style:font-size-asian="12pt" style:font-name-complex="Times New Roman" style:font-size-complex="12pt" style:language-complex="ar" style:country-complex="SA"/>
    </style:style>
    <style:style style:name="Estilo_20_Estilo_20_Título_20_1_20__2b__20_Arial_20_11_20_pt_20_Antes_3a__20__20_3_20_pt_20_Depois_20_de_3a__20__20_12_20_pt_20_..." style:display-name="Estilo Estilo Título 1 + Arial 11 pt Antes:  3 pt Depois de:  12 pt ..." style:family="paragraph" style:parent-style-name="Estilo_20_Título_20_1_20__2b__20_Arial_20_11_20_pt_20_Antes_3a__20__20_3_20_pt_20_Depois_20_de_3a__20__20_12_20_pt" style:list-style-name="WW8Num18">
      <style:text-properties style:font-name="Verdana1"/>
    </style:style>
    <style:style style:name="Estilo_20_Título_20_1_20__2b__20_10_20_pt_20_Não_20_Negrito_20_Espaçamento_20_entre_20_linhas_3a__20__20_15..." style:display-name="Estilo Título 1 + 10 pt Não Negrito Espaçamento entre linhas:  15..." style:family="paragraph" style:parent-style-name="Estilo_20_Estilo_20_Título_20_1_20__2b__20_Arial_20_11_20_pt_20_Antes_3a__20__20_3_20_pt_20_Depois_20_de_3a__20__20_12_20_pt_20_..." style:next-style-name="Heading_20_1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em_20_bloco" style:display-name="Texto em bloco" style:family="paragraph" style:parent-style-name="Standard">
      <style:paragraph-properties fo:margin-left="1.27cm" fo:margin-right="0.125cm" fo:margin-top="0.494cm" fo:margin-bottom="0.494cm" fo:text-indent="0cm" style:auto-text-indent="false"/>
      <style:text-properties fo:color="#000000" style:font-name="Verdana1"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494cm" fo:margin-bottom="0.494cm"/>
      <style:text-properties fo:language="en" fo:country="US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  <style:text-properties fo:language="en" fo:country="US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  <style:text-properties fo:language="en" fo:country="US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fo:language="en" fo:country="US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  <style:text-properties fo:language="en" fo:country="US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  <style:text-properties fo:language="en" fo:country="US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  <style:text-properties fo:language="en" fo:country="US"/>
    </style:style>
    <style:style style:name="Heading_20_10" style:display-name="Heading 10" style:family="paragraph" style:parent-style-name="Title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5_20_Cont." style:display-name="List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WW8Num4z1" style:family="text">
      <style:text-properties style:font-name="Courier New"/>
    </style:style>
    <style:style style:name="WW8Num6z1" style:family="text">
      <style:text-properties style:font-name="Courier New"/>
    </style:style>
    <style:style style:name="WW8Num8z0" style:family="text">
      <style:text-properties style:font-name="Times New Roman" style:font-name-asian="Times New Roman" style:font-name-complex="Times New Roman"/>
    </style:style>
    <style:style style:name="WW8Num8z1" style:family="text">
      <style:text-properties style:font-name="Courier New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11z0" style:family="text">
      <style:text-properties style:font-name="Courier New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21z0" style:family="text">
      <style:text-properties style:font-name="Times New Roman" style:font-name-complex="Times New Roman"/>
    </style:style>
    <style:style style:name="WW8Num22z0" style:family="text">
      <style:text-properties fo:color="#000000"/>
    </style:style>
    <style:style style:name="WW8Num24z0" style:family="text">
      <style:text-properties style:font-name="Times New Roman" style:font-name-complex="Times New Roman"/>
    </style:style>
    <style:style style:name="WW8Num24z1" style:family="text">
      <style:text-properties style:font-name="Courier New"/>
    </style:style>
    <style:style style:name="WW8Num24z2" style:family="text">
      <style:text-properties style:font-name="Wingdings"/>
    </style:style>
    <style:style style:name="WW8Num24z3" style:family="text">
      <style:text-properties style:font-name="Symbol"/>
    </style:style>
    <style:style style:name="WW8Num25z0" style:family="text">
      <style:text-properties style:font-name="Times New Roman" style:font-name-asian="Times New Roman" style:font-name-complex="Times New Roman"/>
    </style:style>
    <style:style style:name="WW8Num25z1" style:family="text">
      <style:text-properties style:font-name="Courier New"/>
    </style:style>
    <style:style style:name="WW8Num25z2" style:family="text">
      <style:text-properties style:font-name="Wingdings"/>
    </style:style>
    <style:style style:name="WW8Num25z3" style:family="text">
      <style:text-properties style:font-name="Symbol"/>
    </style:style>
    <style:style style:name="WW8Num31z1" style:family="text">
      <style:text-properties style:font-name="Symbol"/>
    </style:style>
    <style:style style:name="WW8Num35z0" style:family="text">
      <style:text-properties style:font-name="Times New Roman" style:font-name-asian="Times New Roman" style:font-name-complex="Times New Roman"/>
    </style:style>
    <style:style style:name="WW8Num35z1" style:family="text">
      <style:text-properties style:font-name="Courier New"/>
    </style:style>
    <style:style style:name="WW8Num35z2" style:family="text">
      <style:text-properties style:font-name="Wingdings"/>
    </style:style>
    <style:style style:name="WW8Num35z3" style:family="text">
      <style:text-properties style:font-name="Symbol"/>
    </style:style>
    <style:style style:name="WW8Num36z0" style:family="text">
      <style:text-properties style:font-name="Symbol" fo:font-size="10pt" style:font-size-asian="10pt"/>
    </style:style>
    <style:style style:name="WW8Num36z1" style:family="text">
      <style:text-properties style:font-name="Wingdings"/>
    </style:style>
    <style:style style:name="WW8Num38z0" style:family="text">
      <style:text-properties fo:font-weight="bold" style:font-weight-asian="bold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Fonte_20_parág._20_padrão"/>
    <style:style style:name="WW8Num1z0" style:family="text">
      <style:text-properties fo:font-size="8pt" style:font-size-asian="8pt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font-size="8pt" style:font-size-asian="8pt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4z0" style:family="text">
      <style:text-properties style:font-name="Wingdings" fo:font-size="8pt" style:font-size-asian="8pt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WW8Num6z0" style:family="text">
      <style:text-properties fo:font-size="8pt" style:font-size-asian="8pt"/>
    </style:style>
    <style:style style:name="WW8Num6z2" style:family="text">
      <style:text-properties style:font-name="Wingdings"/>
    </style:style>
    <style:style style:name="WW8Num6z3" style:family="text">
      <style:text-properties style:font-name="Symbol"/>
    </style:style>
    <style:style style:name="WW8Num7z0" style:family="text">
      <style:text-properties fo:font-size="8pt" style:font-size-asian="8pt"/>
    </style:style>
    <style:style style:name="WW8Num7z1" style:family="text">
      <style:text-properties style:font-name="Courier New"/>
    </style:style>
    <style:style style:name="WW8Num7z2" style:family="text">
      <style:text-properties style:font-name="Wingdings"/>
    </style:style>
    <style:style style:name="WW8Num7z3" style:family="text">
      <style:text-properties style:font-name="Symbol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6z1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cm" fo:text-indent="-0.76cm" fo:margin-left="0.76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2cm" fo:text-indent="-1.02cm" fo:margin-left="1.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524cm" fo:margin-left="3.1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429cm" fo:text-indent="-1.778cm" fo:margin-left="3.42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3.683cm" fo:text-indent="-2.032cm" fo:margin-left="3.68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937cm" fo:text-indent="-2.286cm" fo:margin-left="3.93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191cm" fo:text-indent="-2.54cm" fo:margin-left="4.19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4.445cm" fo:text-indent="-2.794cm" fo:margin-left="4.4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Times New Roman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4.605cm" fo:text-indent="-0.635cm" fo:margin-left="14.60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38cm" fo:text-indent="-0.635cm" fo:margin-left="5.038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08cm" fo:text-indent="-0.318cm" fo:margin-left="6.30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78cm" fo:text-indent="-0.635cm" fo:margin-left="7.57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48cm" fo:text-indent="-0.635cm" fo:margin-left="8.84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18cm" fo:text-indent="-0.318cm" fo:margin-left="10.11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88cm" fo:text-indent="-0.635cm" fo:margin-left="11.388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58cm" fo:text-indent="-0.635cm" fo:margin-left="12.65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28cm" fo:text-indent="-0.318cm" fo:margin-left="13.92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0.005cm" fo:margin-left="0.6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o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  <style:text-properties fo:font-family="'Courier New'" style:font-family-generic="modern" style:font-pitch="fixed"/>
      </text:list-level-style-bullet>
      <text:list-level-style-bullet text:level="2" text:style-name="WW8Num11z0" style:num-suffix="." text:bullet-char="o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  <style:text-properties style:font-name="Symbol"/>
      </text:list-level-style-bullet>
      <text:list-level-style-bullet text:level="5" text:style-name="WW8Num11z0" style:num-suffix="." text:bullet-char="o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  <style:text-properties style:font-name="Symbol"/>
      </text:list-level-style-bullet>
      <text:list-level-style-bullet text:level="8" text:style-name="WW8Num11z0" style:num-suffix="." text:bullet-char="o">
        <style:list-level-properties text:list-level-position-and-space-mode="label-alignment">
          <style:list-level-label-alignment text:label-followed-by="listtab" text:list-tab-stop-position="10.266cm" fo:text-indent="-0.635cm" fo:margin-left="10.26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11.536cm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65cm" fo:text-indent="-0.635cm" fo:margin-left="1.26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64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646cm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89cm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4.424cm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694cm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6.329cm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7.599cm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8.234cm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9.504cm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551cm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361cm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631cm" fo:text-indent="-0.635cm" fo:margin-left="9.63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901cm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171cm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cm" fo:text-indent="-1.02cm" fo:margin-left="1.64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-">
        <style:list-level-properties text:list-level-position-and-space-mode="label-alignment">
          <style:list-level-label-alignment text:label-followed-by="listtab" text:list-tab-stop-position="2.921cm" fo:text-indent="-0.635cm" fo:margin-left="2.921cm"/>
        </style:list-level-properties>
        <style:text-properties style:font-name="Times New Roman"/>
      </text:list-level-style-bullet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3.683cm" fo:text-indent="-0.762cm" fo:margin-left="3.68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4.826cm" fo:text-indent="-0.889cm" fo:margin-left="4.44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461cm" fo:text-indent="-1.143cm" fo:margin-left="5.334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6.731cm" fo:text-indent="-1.397cm" fo:margin-left="6.223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7.366cm" fo:text-indent="-1.651cm" fo:margin-left="7.11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8.636cm" fo:text-indent="-1.905cm" fo:margin-left="8.001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9.271cm" fo:text-indent="-2.159cm" fo:margin-left="8.8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10.541cm" fo:text-indent="-2.54cm" fo:margin-left="9.9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0.656cm" fo:text-indent="-0.635cm" fo:margin-left="0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26cm" fo:text-indent="-0.318cm" fo:margin-left="1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96cm" fo:text-indent="-0.635cm" fo:margin-left="3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4.466cm" fo:text-indent="-0.635cm" fo:margin-left="4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736cm" fo:text-indent="-0.318cm" fo:margin-left="5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7.006cm" fo:text-indent="-0.635cm" fo:margin-left="7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8.276cm" fo:text-indent="-0.635cm" fo:margin-left="8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9.546cm" fo:text-indent="-0.318cm" fo:margin-left="9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-">
        <style:list-level-properties text:list-level-position-and-space-mode="label-alignment">
          <style:list-level-label-alignment text:label-followed-by="listtab" fo:text-indent="-0.635cm" fo:margin-left="2.117cm"/>
        </style:list-level-properties>
        <style:text-properties style:font-name="Times New Roman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fo:text-indent="-0.635cm" fo:margin-left="0.95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0.318cm" fo:text-indent="-0.635cm" fo:margin-left="0.318cm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858cm" fo:text-indent="-0.635cm" fo:margin-left="2.8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128cm" fo:text-indent="-0.635cm" fo:margin-left="4.128cm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5.398cm" fo:text-indent="-0.635cm" fo:margin-left="5.398cm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6.668cm" fo:text-indent="-0.635cm" fo:margin-left="6.6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938cm" fo:text-indent="-0.635cm" fo:margin-left="7.9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54cm" fo:text-indent="0.005cm" fo:margin-left="1.26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175cm" fo:text-indent="-0.889cm" fo:margin-left="2.79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683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4.572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5.461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7.239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WW8Num31z1" style:num-suffix="." text:bullet-char="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  <style:text-properties style:font-name="Symbol"/>
      </text:list-level-style-bullet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4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972cm" fo:text-indent="-1.02cm" fo:margin-left="1.97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cm" fo:text-indent="-1.27cm" fo:margin-left="1.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805cm" fo:text-indent="-1.524cm" fo:margin-left="3.8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059cm" fo:text-indent="-1.778cm" fo:margin-left="4.059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313cm" fo:text-indent="-2.032cm" fo:margin-left="4.31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4.567cm" fo:text-indent="-2.286cm" fo:margin-left="4.567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4.821cm" fo:text-indent="-2.54cm" fo:margin-left="4.82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5.075cm" fo:text-indent="-2.794cm" fo:margin-left="5.0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397cm" fo:text-indent="-0.635cm" fo:margin-left="1.39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imes New Roman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style:num-suffix=".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 text:consecutive-numbering="true">
      <text:list-level-style-number text:level="1" style:num-suffix=".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018cm solid #000000" fo:border-bottom="none"/>
    </style:style>
    <style:style style:name="MT1" style:family="text">
      <style:text-properties fo:font-size="10pt" style:font-size-asian="10pt"/>
    </style:style>
    <style:page-layout style:name="Mpm1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.501cm" fo:margin-bottom="2cm" fo:margin-left="2.501cm" fo:margin-right="2.501cm" style:writing-mode="lr-tb" style:layout-grid-color="#c0c0c0" style:layout-grid-lines="52" style:layout-grid-base-height="0.48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file-name text:display="name">UC11 - Exibir Estabelecimentos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MP1"><text:span text:style-name="Page_20_Number"><text:span text:style-name="MT1"><text:file-name text:display="name">UC11 - Exibir Estabelecimentos</text:file-name></text:span></text:span><text:span text:style-name="Page_20_Number"><text:span text:style-name="MT1"><text:tab/><text:tab/>Pag. </text:span></text:span><text:span text:style-name="Page_20_Number"><text:span text:style-name="MT1"><text:page-number text:select-page="current">3</text:page-number></text:span></text:span><text:span text:style-name="Page_20_Number"><text:span text:style-name="MT1">/</text:span></text:span><text:span text:style-name="Page_20_Number"><text:span text:style-name="MT1"><text:page-count style:num-format="1">3</text:page-count></text:span></text:span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Especificação de Caso de Uso</dc:title>
    <meta:initial-creator>Administrador</meta:initial-creator>
    <meta:creation-date>2008-10-18T13:40:00</meta:creation-date>
    <dc:date>2009-10-14T21:00:42</dc:date>
    <meta:editing-cycles>20</meta:editing-cycles>
    <meta:editing-duration>PT02H14M08S</meta:editing-duration>
    <meta:generator>BrOffice.org/3.1$Win32 OpenOffice.org_project/310m19$Build-9420</meta:generator>
    <dc:creator>Thaiz Rondam</dc:creator>
    <meta:document-statistic meta:table-count="1" meta:image-count="0" meta:object-count="0" meta:page-count="3" meta:paragraph-count="67" meta:word-count="521" meta:character-count="2939"/>
    <meta:user-defined meta:name="ReqProMenus" meta:value-type="boolean">false</meta:user-defined>
  </office:meta>
</office:document-meta>
</file>